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E6DA93CB2B9E1E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465a4" draw:fill="bitmap" draw:fill-image-name="Upward_20_Diagonal" draw:opacity="16%" draw:textarea-horizontal-align="justify" draw:textarea-vertical-align="middle" draw:auto-grow-height="false" fo:min-height="6.25cm" fo:min-width="16.4cm"/>
    </style:style>
    <style:style style:name="gr2" style:family="graphic" style:parent-style-name="standard">
      <style:graphic-properties draw:fill="gradient" draw:fill-gradient-name="Gradient_20_3" draw:opacity="100%" draw:textarea-horizontal-align="justify" draw:textarea-vertical-align="middle" draw:auto-grow-height="false" fo:min-height="6.25cm" fo:min-width="16.4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Dashed_20__28_var_29_" svg:stroke-width="0.081cm" svg:stroke-color="#666666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draw:stroke="solid" draw:stroke-dash="_32__20_Dots_20_1_20_Dash" svg:stroke-width="0.081cm" svg:stroke-color="#666666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9" style:family="graphic" style:parent-style-name="objectwithoutfill">
      <style:graphic-properties svg:stroke-width="0.053cm" draw:marker-start="Triangle_20_unfille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bitmap" draw:fill-image-name="Upward_20_Diagonal" draw:opacity="16%"/>
      <style:paragraph-properties fo:text-align="center"/>
    </style:style>
    <style:style style:name="P2" style:family="paragraph">
      <loext:graphic-properties draw:fill="gradient" draw:fill-gradient-name="Gradient_20_3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33%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6.9cm" svg:height="6.5cm" svg:x="4.9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6.9cm" svg:height="6.5cm" svg:x="4.9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draw:transform="rotate (0.785398163397448) translate (6.6cm 3.2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0306615564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cm" svg:height="1cm" draw:transform="rotate (0.785398163397448) translate (18.4cm 12.8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0306615564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7.4cm" svg:y1="3.3cm" svg:x2="19.1cm" svg:y2="12.8cm">
            <text:p/>
          </draw:line>
          <draw:frame draw:style-name="gr5" draw:text-style-name="P5" draw:layer="layout" svg:width="0.9cm" svg:height="1.2cm" svg:x="5.9cm" svg:y="2.7cm">
            <draw:text-box>
              <text:p>A</text:p>
            </draw:text-box>
          </draw:frame>
          <draw:frame draw:style-name="gr6" draw:text-style-name="P5" draw:layer="layout" svg:width="0.9cm" svg:height="1cm" svg:x="20.024cm" svg:y="12.4cm">
            <draw:text-box>
              <text:p>B</text:p>
            </draw:text-box>
          </draw:frame>
          <draw:line draw:style-name="gr7" draw:text-style-name="P4" draw:layer="layout" svg:x1="7.4cm" svg:y1="3.3cm" svg:x2="17.2cm" svg:y2="7.9cm">
            <text:p/>
          </draw:line>
          <draw:line draw:style-name="gr7" draw:text-style-name="P4" draw:layer="layout" svg:x1="19.1cm" svg:y1="12.8cm" svg:x2="17.2cm" svg:y2="7.9cm">
            <text:p/>
          </draw:line>
          <draw:custom-shape draw:style-name="gr8" draw:text-style-name="P6" draw:layer="layout" svg:width="0.5cm" svg:height="0.5cm" svg:x="17.2cm" svg:y="7.4cm">
            <text:p/>
            <draw:enhanced-geometry svg:viewBox="0 0 21600 21600" draw:type="rectangle" draw:enhanced-path="M 0 0 L 21600 0 21600 21600 0 21600 0 0 Z N"/>
          </draw:custom-shape>
          <draw:path draw:style-name="gr9" draw:text-style-name="P4" draw:layer="layout" svg:width="1.743cm" svg:height="1.627cm" draw:transform="rotate (2.96688519546516) translate (16.9170468868811cm 7.10307070147716cm)" svg:viewBox="0 0 1744 1628" svg:d="M1744 0c-255 857-956 1489-1744 1628">
            <text:p/>
          </draw:path>
          <draw:path draw:style-name="gr9" draw:text-style-name="P4" draw:layer="layout" svg:width="0.535cm" svg:height="0.27cm" draw:transform="skewX (0.131248759749974) rotate (-0.121300383013607) translate (17.2683364013288cm 9.63519082691037cm)" svg:viewBox="0 0 536 271" svg:d="M536 0c-145 223-341 247-536 271">
            <text:p/>
          </draw:path>
          <draw:line draw:style-name="gr10" draw:text-style-name="P4" draw:layer="layout" svg:x1="17.2cm" svg:y1="14.4cm" svg:x2="17.2cm" svg:y2="1.4cm">
            <text:p/>
          </draw:line>
          <draw:frame draw:style-name="gr11" draw:text-style-name="P5" draw:layer="layout" svg:width="1.4cm" svg:height="1.114cm" svg:x="15.8cm" svg:y="4.6cm">
            <draw:text-box>
              <text:p><text:span text:style-name="T1">θ</text:span><text:span text:style-name="T2">1</text:span></text:p>
            </draw:text-box>
          </draw:frame>
          <draw:frame draw:style-name="gr11" draw:text-style-name="P5" draw:layer="layout" svg:width="1.4cm" svg:height="1.114cm" svg:x="17.2cm" svg:y="10cm">
            <draw:text-box>
              <text:p><text:span text:style-name="T1">θ</text:span><text:span text:style-name="T2">2</text:span></text:p>
            </draw:text-box>
          </draw:frame>
          <draw:line draw:style-name="gr12" draw:text-style-name="P3" draw:layer="layout" svg:x1="7.3cm" svg:y1="3.4cm" svg:x2="7.3cm" svg:y2="7.8cm">
            <text:p/>
          </draw:line>
          <draw:line draw:style-name="gr12" draw:text-style-name="P3" draw:layer="layout" svg:x1="7.3cm" svg:y1="8cm" svg:x2="7.3cm" svg:y2="12.6cm">
            <text:p/>
          </draw:line>
          <draw:line draw:style-name="gr12" draw:text-style-name="P3" draw:layer="layout" svg:x1="17cm" svg:y1="12.8cm" svg:x2="7.4cm" svg:y2="12.8cm">
            <text:p/>
          </draw:line>
          <draw:line draw:style-name="gr12" draw:text-style-name="P3" draw:layer="layout" svg:x1="18.8cm" svg:y1="12.8cm" svg:x2="17.4cm" svg:y2="12.8cm">
            <text:p/>
          </draw:line>
          <draw:frame draw:style-name="gr13" draw:text-style-name="P5" draw:layer="layout" svg:width="0.6cm" svg:height="0.962cm" svg:x="6.6cm" svg:y="5.138cm">
            <draw:text-box>
              <text:p>a</text:p>
            </draw:text-box>
          </draw:frame>
          <draw:frame draw:style-name="gr13" draw:text-style-name="P5" draw:layer="layout" svg:width="0.6cm" svg:height="0.962cm" svg:x="6.6cm" svg:y="9.8cm">
            <draw:text-box>
              <text:p>b</text:p>
            </draw:text-box>
          </draw:frame>
          <draw:frame draw:style-name="gr13" draw:text-style-name="P5" draw:layer="layout" svg:width="1.2cm" svg:height="0.962cm" svg:x="11.9cm" svg:y="12.6cm">
            <draw:text-box>
              <text:p>c</text:p>
            </draw:text-box>
          </draw:frame>
          <draw:frame draw:style-name="gr13" draw:text-style-name="P5" draw:layer="layout" svg:width="0.6cm" svg:height="0.962cm" svg:x="17.6cm" svg:y="12.8cm">
            <draw:text-box>
              <text:p>d</text:p>
            </draw:text-box>
          </draw:frame>
        </draw:g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6.9cm" svg:height="6.5cm" svg:x="4.9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9cm" svg:height="6.5cm" svg:x="4.9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draw:transform="rotate (0.785398163397448) translate (6.6cm 3.2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6.030661556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draw:transform="rotate (0.785398163397448) translate (18.4cm 12.8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6.030661556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7.4cm" svg:y1="3.3cm" svg:x2="19.1cm" svg:y2="12.8cm">
          <text:p/>
        </draw:line>
        <draw:frame draw:style-name="gr5" draw:text-style-name="P5" draw:layer="layout" svg:width="0.9cm" svg:height="1.2cm" svg:x="5.9cm" svg:y="2.7cm">
          <draw:text-box>
            <text:p>A</text:p>
          </draw:text-box>
        </draw:frame>
        <draw:frame draw:style-name="gr6" draw:text-style-name="P5" draw:layer="layout" svg:width="0.9cm" svg:height="1cm" svg:x="20.024cm" svg:y="12.4cm">
          <draw:text-box>
            <text:p>B</text:p>
          </draw:text-box>
        </draw:frame>
        <draw:line draw:style-name="gr7" draw:text-style-name="P4" draw:layer="layout" svg:x1="7.4cm" svg:y1="3.3cm" svg:x2="17.2cm" svg:y2="7.9cm">
          <text:p/>
        </draw:line>
        <draw:line draw:style-name="gr7" draw:text-style-name="P4" draw:layer="layout" svg:x1="19cm" svg:y1="12.6cm" svg:x2="17.2cm" svg:y2="7.9cm">
          <text:p/>
        </draw:lin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fff5ce" draw:end-color="#ffe99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Upward_20_Diagonal" draw:display-name="Upward Diagonal" xlink:href="Pictures/100000000000000800000008E6DA93CB2B9E1E4B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31T18:45:18.765000000</meta:creation-date>
    <dc:date>2020-04-03T17:33:15.614000000</dc:date>
    <meta:editing-duration>PT15H51M42S</meta:editing-duration>
    <meta:editing-cycles>2</meta:editing-cycles>
    <meta:generator>LibreOffice/6.3.4.2$Windows_X86_64 LibreOffice_project/60da17e045e08f1793c57c00ba83cdfce946d0aa</meta:generator>
    <meta:document-statistic meta:object-count="58"/>
  </office:meta>
</office:document-meta>
</file>